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OleObj15" manifest:media-type="application/octet-stream"/>
  <manifest:file-entry manifest:full-path="OleObj16" manifest:media-type="application/octet-stream"/>
  <manifest:file-entry manifest:full-path="OleObj17" manifest:media-type="application/octet-stream"/>
  <manifest:file-entry manifest:full-path="OleObj18" manifest:media-type="application/octet-stream"/>
  <manifest:file-entry manifest:full-path="OleObj19" manifest:media-type="application/octet-stream"/>
  <manifest:file-entry manifest:full-path="OleObj20"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bottom="8.00pt">
        <style:tab-stops>
          <style:tab-stop style:position="36.00pt"/>
        </style:tab-stops>
      </style:paragraph-properties>
    </style:style>
    <style:style style:name="P2" style:family="paragraph">
      <style:paragraph-properties fo:line-height="115.00%" fo:text-align="left" fo:margin-bottom="10.00pt"/>
    </style:style>
    <style:style style:name="P3" style:family="paragraph">
      <style:paragraph-properties fo:line-height="100.00%" fo:text-align="left" fo:margin-bottom="10.00pt"/>
    </style:style>
    <style:style style:name="P4" style:family="paragraph">
      <style:paragraph-properties fo:line-height="100.00%" fo:text-align="left" fo:margin-bottom="8.00pt">
        <style:tab-stops>
          <style:tab-stop style:position="36.00pt"/>
        </style:tab-stops>
      </style:paragraph-properties>
    </style:style>
    <style:style style:name="P5" style:family="paragraph">
      <style:paragraph-properties fo:line-height="100.00%" fo:text-align="left" fo:margin-bottom="10.00pt"/>
    </style:style>
    <style:style style:name="P6" style:family="paragraph">
      <style:paragraph-properties fo:line-height="100.00%" fo:text-align="left" fo:margin-bottom="8.00pt">
        <style:tab-stops>
          <style:tab-stop style:position="36.00pt"/>
        </style:tab-stops>
      </style:paragraph-properties>
    </style:style>
    <style:style style:name="P7" style:family="paragraph">
      <style:paragraph-properties fo:line-height="100.00%" fo:text-align="left" fo:margin-bottom="10.00pt"/>
    </style:style>
    <style:style style:name="P8" style:family="paragraph">
      <style:paragraph-properties fo:line-height="100.00%" fo:text-align="left" fo:margin-bottom="8.00pt">
        <style:tab-stops>
          <style:tab-stop style:position="36.00pt"/>
        </style:tab-stops>
      </style:paragraph-properties>
    </style:style>
    <style:style style:name="P9" style:family="paragraph">
      <style:paragraph-properties fo:line-height="100.00%" fo:text-align="left" fo:margin-left="36.00pt" fo:text-indent="0.00pt" fo:margin-bottom="8.00pt"/>
    </style:style>
    <style:style style:name="P10" style:family="paragraph">
      <style:paragraph-properties fo:line-height="100.00%" fo:text-align="left" fo:margin-bottom="8.00pt"/>
    </style:style>
    <style:style style:name="P11" style:family="paragraph">
      <style:paragraph-properties fo:line-height="100.00%" fo:text-align="left" fo:margin-bottom="8.00pt">
        <style:tab-stops>
          <style:tab-stop style:position="36.00pt"/>
        </style:tab-stops>
      </style:paragraph-properties>
    </style:style>
    <style:style style:name="P12" style:family="paragraph">
      <style:paragraph-properties fo:line-height="100.00%" fo:text-align="left" fo:margin-bottom="8.00pt"/>
    </style:style>
    <style:style style:name="P13" style:family="paragraph">
      <style:paragraph-properties fo:line-height="100.00%" fo:text-align="left" fo:margin-bottom="8.00pt">
        <style:tab-stops>
          <style:tab-stop style:position="36.00pt"/>
        </style:tab-stops>
      </style:paragraph-properties>
    </style:style>
    <style:style style:name="P14" style:family="paragraph">
      <style:paragraph-properties fo:line-height="100.00%" fo:text-align="left" fo:margin-bottom="10.00pt"/>
    </style:style>
    <style:style style:name="P15" style:family="paragraph">
      <style:paragraph-properties fo:line-height="115.00%" fo:text-align="left" fo:margin-bottom="10.00pt"/>
    </style:style>
  </office:automatic-styles>
  <office:body>
    <office:text>
      <text:p text:style-name="P1"><text:span text:style-name="T1">Matthew Witzig</text:span></text:p>
      <text:p text:style-name="P1"><text:span text:style-name="T1">Awk Lab</text:span></text:p>
      <text:p text:style-name="P1"><text:span text:style-name="T1">1) Print all phone numbers. Prints variable #2, which is phone numbers.</text:span></text:p>
      <text:p text:style-name="P2"><text:span text:style-name="T1">Awk -F ‘[:]’ ‘{print $2}’ lab3.data</text:span></text:p>
      <text:p text:style-name="P3"><draw:frame text:anchor-type="as-char" svg:width="141.61mm" svg:height="61.38mm" style:rel-width="scale" style:rel-height="scale"><draw:object-ole xlink:href="OleObj1"/><draw:image xlink:href="ObjectReplacements/OleObj1"/></draw:frame><text:span text:style-name="T2"/></text:p>
      <text:p text:style-name="P3"><text:span text:style-name="T3">2. Print Dan's phone number. Print variable #2 and four on lines beginning with Dan</text:span></text:p>
      <text:p text:style-name="P3"><text:span text:style-name="T3">awk -F '[: ]' '/^Dan/{print $2}' lab3.data</text:span></text:p>
      <text:p text:style-name="P3"><draw:frame text:anchor-type="as-char" svg:width="152.40mm" svg:height="13.76mm" style:rel-width="scale" style:rel-height="scale"><draw:object-ole xlink:href="OleObj2"/><draw:image xlink:href="ObjectReplacements/OleObj2"/></draw:frame><text:span text:style-name="T4"/></text:p>
      <text:p text:style-name="P4"><text:span text:style-name="T5">3. Print Susan 's name and phone number. Print first two variables in lines beginning with Susan</text:span></text:p>
      <text:p text:style-name="P5"><text:span text:style-name="T5">awk -F '[: ]' '/^Susan/{print $1, $2 }' lab3.data</text:span></text:p>
      <text:p text:style-name="P5"><draw:frame text:anchor-type="as-char" svg:width="152.40mm" svg:height="15.66mm" style:rel-width="scale" style:rel-height="scale"><draw:object-ole xlink:href="OleObj3"/><draw:image xlink:href="ObjectReplacements/OleObj3"/></draw:frame><text:span text:style-name="T6"/></text:p>
      <text:p text:style-name="P6"><text:span text:style-name="T7">4. Print all last names beginning with S. Prints second variable beginning with S.</text:span></text:p>
      <text:p text:style-name="P6"><text:span text:style-name="T7">awk -F '[:<text:s text:c="2"/>]' '$2~/^S/ {print $2}' lab3.data</text:span></text:p>
      <text:p text:style-name="P7"><draw:frame text:anchor-type="as-char" svg:width="152.40mm" svg:height="24.77mm" style:rel-width="scale" style:rel-height="scale"><draw:object-ole xlink:href="OleObj4"/><draw:image xlink:href="ObjectReplacements/OleObj4"/></draw:frame><text:span text:style-name="T8"/></text:p>
      <text:p text:style-name="P8"><text:span text:style-name="T9">5. Print all first names beginning with either a C or J. Print first variable that begins with C or J.</text:span></text:p>
      <text:p text:style-name="P8"><text:span text:style-name="T9">Awk -F “[<text:s text:c="2"/>]” '/^[CJ]/{print $1}' lab3.data</text:span></text:p>
      <text:p text:style-name="P8"><draw:frame text:anchor-type="as-char" svg:width="151.55mm" svg:height="28.36mm" style:rel-width="scale" style:rel-height="scale"><draw:object-ole xlink:href="OleObj5"/><draw:image xlink:href="ObjectReplacements/OleObj5"/></draw:frame><text:span text:style-name="T10"/></text:p>
      <text:p text:style-name="P8"><text:span text:style-name="T11">6. Print all first names containing only four characters. If length of first variable is 4 characters then print first variable.</text:span></text:p>
      <text:p text:style-name="P8"><text:span text:style-name="T11">awk '{if(length($1)==4){print $1}}' lab3.data</text:span></text:p>
      <text:p text:style-name="P8"><draw:frame text:anchor-type="as-char" svg:width="152.40mm" svg:height="26.25mm" style:rel-width="scale" style:rel-height="scale"><draw:object-ole xlink:href="OleObj6"/><draw:image xlink:href="ObjectReplacements/OleObj6"/></draw:frame><text:span text:style-name="T12"/></text:p>
      <text:p text:style-name="P8"><text:span text:style-name="T13">7. Print the first names of all those in the 916 area code. Print first variables that have a value of 916 for second variable.</text:span></text:p>
      <text:p text:style-name="P8"><text:span text:style-name="T13">awk -F '[: ]' '$2~/916/{print $1}' lab3.data</text:span></text:p>
      <text:p text:style-name="P8"><draw:frame text:anchor-type="as-char" svg:width="152.40mm" svg:height="10.37mm" style:rel-width="scale" style:rel-height="scale"><draw:object-ole xlink:href="OleObj7"/><draw:image xlink:href="ObjectReplacements/OleObj7"/></draw:frame><text:span text:style-name="T14"/></text:p>
      <text:p text:style-name="P8"><text:span text:style-name="T15">Nothing? That can't be right. But that should work.</text:span></text:p>
      <text:p text:style-name="P8"><text:span text:style-name="T15">8. Print Mike 's campaign contributions. Each value should be printed with a leading dollar sign; e.g., $250 $100 $175. If the first variable value is Mike print variables 3, 4 and 5 “$” adds the dollar sign to the beginning and the \t adds a tab</text:span></text:p>
      <text:p text:style-name="P8"><text:span text:style-name="T15">awk -F '[: ]' '$1~/Mike/{print "$"$3”\t”"$"$4”\t”"$"$5}' lab3.data</text:span></text:p>
      <text:p text:style-name="P8"><draw:frame text:anchor-type="as-char" svg:width="152.40mm" svg:height="11.85mm" style:rel-width="scale" style:rel-height="scale"><draw:object-ole xlink:href="OleObj8"/><draw:image xlink:href="ObjectReplacements/OleObj8"/></draw:frame><text:span text:style-name="T16"/></text:p>
      <text:p text:style-name="P8"><text:span text:style-name="T17">9. Print last names followed by a comma and the first name. Print variable 2 then 1.</text:span></text:p>
      <text:p text:style-name="P8"><text:span text:style-name="T17">awk -F '[<text:s text:c="2"/>]' '{print $2 ”,” $1}' lab3.data</text:span></text:p>
      <text:p text:style-name="P8"><draw:frame text:anchor-type="as-char" svg:width="152.40mm" svg:height="59.27mm" style:rel-width="scale" style:rel-height="scale"><draw:object-ole xlink:href="OleObj9"/><draw:image xlink:href="ObjectReplacements/OleObj9"/></draw:frame><text:span text:style-name="T18"/></text:p>
      <text:p text:style-name="P8"><text:span text:style-name="T19">10. Write a script that prints full names and phone numbers for the Savages, prints Chet's contributions, and prints all those who contributed $50 the first month.</text:span></text:p>
      <text:p text:style-name="P9"><text:span text:style-name="T19"># !/bin/bash</text:span></text:p>
      <text:p text:style-name="P9"><text:span text:style-name="T19"># Facts Awk Script</text:span></text:p>
      <text:p text:style-name="P9"><text:span text:style-name="T19">Awk<text:s/></text:span><text:span text:style-name="T20">–</text:span><text:span text:style-name="T21">F “[:]” ‘$1 ~/Savage/{print $1, $2}’ lab3.data</text:span></text:p>
      <text:p text:style-name="P10"><text:span text:style-name="T22"><text:s text:c="16"/>Awk<text:s/></text:span><text:span text:style-name="T23">–</text:span><text:span text:style-name="T24">F “[:]” ‘$1~/Chet/{print $3, $4, $5}’ lab3.data</text:span></text:p>
      <text:p text:style-name="P10"><text:span text:style-name="T25"><text:s text:c="16"/>Awk<text:s/></text:span><text:span text:style-name="T26">–</text:span><text:span text:style-name="T27">F “:” ‘$3 ~/50/{print $1}’ lab3.data</text:span></text:p>
      <text:p text:style-name="P11"><draw:frame text:anchor-type="as-char" svg:width="87.84mm" svg:height="63.71mm" style:rel-width="scale" style:rel-height="scale"><draw:object-ole xlink:href="OleObj10"/><draw:image xlink:href="ObjectReplacements/OleObj10"/></draw:frame><text:span text:style-name="T28"/></text:p>
      <text:p text:style-name="P11"><text:span text:style-name="T29">1. Print the first and last names of those who contributed more than $110 in the second month. Print variable 1 if variable 4 is greater than 110.</text:span></text:p>
      <text:p text:style-name="P11"><text:span text:style-name="T29">Awk<text:s/></text:span><text:span text:style-name="T30">–</text:span><text:span text:style-name="T31">F “:” ‘$4 &gt;110 {print $1}’ lab4.data</text:span></text:p>
      <text:p text:style-name="P11"><draw:frame text:anchor-type="as-char" svg:width="143.72mm" svg:height="22.65mm" style:rel-width="scale" style:rel-height="scale"><draw:object-ole xlink:href="OleObj11"/><draw:image xlink:href="ObjectReplacements/OleObj11"/></draw:frame><text:span text:style-name="T32"/></text:p>
      <text:p text:style-name="P11"><text:span text:style-name="T33">2. Print the names and phone numbers of those who contributed less than $75 in the last month. It looks for the donation section - the 5th string in the line - less than $75, then prints the first two strings.</text:span></text:p>
      <text:p text:style-name="P11"><text:span text:style-name="T33">Awk<text:s/></text:span><text:span text:style-name="T34">–</text:span><text:span text:style-name="T35">F “:” ‘$5&lt;75 {print $1, $2}’ lab4.data</text:span></text:p>
      <text:p text:style-name="P11"><draw:frame text:anchor-type="as-char" svg:width="152.19mm" svg:height="13.55mm" style:rel-width="scale" style:rel-height="scale"><draw:object-ole xlink:href="OleObj12"/><draw:image xlink:href="ObjectReplacements/OleObj12"/></draw:frame><text:span text:style-name="T36"/></text:p>
      <text:p text:style-name="P11"><text:span text:style-name="T37">3. Print the names of those who contributed between $75 and $150 in the first month. Not that different than the above, but with it checking if the third variable was less than 150 or greater than 75.</text:span></text:p>
      <text:p text:style-name="P11"><text:span text:style-name="T37">awk<text:s/></text:span><text:span text:style-name="T38">–</text:span><text:span text:style-name="T39">F “:” ‘$3&lt;150 &amp;&amp; $3&gt;75 {print $1}’ lab4.data</text:span></text:p>
      <text:p text:style-name="P11"><draw:frame text:anchor-type="as-char" svg:width="152.40mm" svg:height="9.10mm" style:rel-width="scale" style:rel-height="scale"><draw:object-ole xlink:href="OleObj13"/><draw:image xlink:href="ObjectReplacements/OleObj13"/></draw:frame><text:span text:style-name="T40"/></text:p>
      <text:p text:style-name="P11"><text:span text:style-name="T41">And its nothing. That doesn't feel right, but there it is. I bet I missed something.<text:s text:c="2"/>The &amp;&amp; statement was giving me some trouble.</text:span></text:p>
      <text:p text:style-name="P11"><text:span text:style-name="T41">4. Print the names of those who contributed less than $700 over the three-month period. This takes the third, fourth and fifth variables and if their sum is less than 700 prints the name out.</text:span></text:p>
      <text:p text:style-name="P11"><text:span text:style-name="T41">awk<text:s/></text:span><text:span text:style-name="T42">–</text:span><text:span text:style-name="T43">F “:” ‘{sum=$3+$4+$5} sum&gt;700{print $1} ‘ lab4.data<text:s text:c="4"/></text:span></text:p>
      <text:p text:style-name="P11"><draw:frame text:anchor-type="as-char" svg:width="152.40mm" svg:height="11.22mm" style:rel-width="scale" style:rel-height="scale"><draw:object-ole xlink:href="OleObj14"/><draw:image xlink:href="ObjectReplacements/OleObj14"/></draw:frame><text:span text:style-name="T44"/></text:p>
      <text:p text:style-name="P11"><text:span text:style-name="T45">5. Print the names and addresses of those with an average monthly contribution greater than $100. Like above, it takes the sum of the first three variables but then finds their average by dividing htem by three and printing out the ones where the average is less than 100.</text:span></text:p>
      <text:p text:style-name="P11"><text:span text:style-name="T45">awk<text:s/></text:span><text:span text:style-name="T46">–</text:span><text:span text:style-name="T47">F “:” ‘{average=($3+$4+$5)/3} average&gt;100{print $1}' lab4.data</text:span></text:p>
      <text:p text:style-name="P11"><draw:frame text:anchor-type="as-char" svg:width="152.40mm" svg:height="41.91mm" style:rel-width="scale" style:rel-height="scale"><draw:object-ole xlink:href="OleObj15"/><draw:image xlink:href="ObjectReplacements/OleObj15"/></draw:frame><text:span text:style-name="T48"/></text:p>
      <text:p text:style-name="P11"><text:span text:style-name="T49">6. Print the first name of those not in the 916 area code. This searches the third variable and if it is 916 prints out the first variable, the names.</text:span></text:p>
      <text:p text:style-name="P11"><text:span text:style-name="T49">awk<text:s/></text:span><text:span text:style-name="T50">–</text:span><text:span text:style-name="T51">F “[: ]” ‘$3 !~/916/{print $1} lab4.data</text:span></text:p>
      <text:p text:style-name="P11"><draw:frame text:anchor-type="as-char" svg:width="152.40mm" svg:height="45.30mm" style:rel-width="scale" style:rel-height="scale"><draw:object-ole xlink:href="OleObj16"/><draw:image xlink:href="ObjectReplacements/OleObj16"/></draw:frame><text:span text:style-name="T52"/></text:p>
      <text:p text:style-name="P11"><text:span text:style-name="T53">7. Print each record preceded by the number of the record. Simply had it print the NR then print from the line start onwards.</text:span></text:p>
      <text:p text:style-name="P11"><text:span text:style-name="T53">awk '{print NR,$0}' lab4.data</text:span></text:p>
      <text:p text:style-name="P11"><draw:frame text:anchor-type="as-char" svg:width="122.98mm" svg:height="61.60mm" style:rel-width="scale" style:rel-height="scale"><draw:object-ole xlink:href="OleObj17"/><draw:image xlink:href="ObjectReplacements/OleObj17"/></draw:frame><text:span text:style-name="T54"/></text:p>
      <text:p text:style-name="P11"><text:span text:style-name="T55">8. Print the name and total contribution of each person. This sums up variables three, four and five, then prints their names and that resulting sum.</text:span></text:p>
      <text:p text:style-name="P11"><text:span text:style-name="T55">awk<text:s/></text:span><text:span text:style-name="T56">–</text:span><text:span text:style-name="T57">F “:” ‘{sum=$3+$4+$5} {print $1, sum}’ lab4.data</text:span></text:p>
      <text:p text:style-name="P11"><draw:frame text:anchor-type="as-char" svg:width="152.40mm" svg:height="53.55mm" style:rel-width="scale" style:rel-height="scale"><draw:object-ole xlink:href="OleObj18"/><draw:image xlink:href="ObjectReplacements/OleObj18"/></draw:frame><text:span text:style-name="T58"/></text:p>
      <text:p text:style-name="P11"><text:span text:style-name="T59">9. Add $10 to Chet 's second contribution. This searches out for the name "Chet" and adds 10 to column 4. That it appears three times makes me wonder what I missed there.</text:span></text:p>
      <text:p text:style-name="P11"><text:span text:style-name="T59">awk<text:s/></text:span><text:span text:style-name="T60">–</text:span><text:span text:style-name="T61">F “:” ‘$1 ~/Chet/ {c=$4+10} {print c}’ lab4.data</text:span></text:p>
      <text:p text:style-name="P11"><draw:frame text:anchor-type="as-char" svg:width="58.42mm" svg:height="19.90mm" style:rel-width="scale" style:rel-height="scale"><draw:object-ole xlink:href="OleObj19"/><draw:image xlink:href="ObjectReplacements/OleObj19"/></draw:frame><text:span text:style-name="T62"/></text:p>
      <text:p text:style-name="P12"><text:span text:style-name="T63">10. Change Nancy McNeil 's name to Doris Shutt. This finds the name Nancy McNeil and substitutes the string for the new string Doris Shutt, then prints out all the first names so I could check on it. </text:span></text:p>
      <text:p text:style-name="P13"><text:span text:style-name="T63">awk ‘{gsub(/Nancy McNeil/, “Doris Shutt”);} {print $1}’ lab4.data<text:s text:c="4"/></text:span></text:p>
      <text:p text:style-name="P13"><draw:frame text:anchor-type="as-char" svg:width="152.40mm" svg:height="44.66mm" style:rel-width="scale" style:rel-height="scale"><draw:object-ole xlink:href="OleObj20"/><draw:image xlink:href="ObjectReplacements/OleObj20"/></draw:frame><text:span text:style-name="T64"/></text:p>
      <text:p text:style-name="P13"><text:span text:style-name="T64"/></text:p>
      <text:p text:style-name="P13"><text:span text:style-name="T64"/></text:p>
      <text:p text:style-name="P13"><text:span text:style-name="T64"/></text:p>
      <text:p text:style-name="P13"><text:span text:style-name="T64"/></text:p>
      <text:p text:style-name="P13"><text:span text:style-name="T64"/></text:p>
      <text:p text:style-name="P13"><text:span text:style-name="T64"/></text:p>
      <text:p text:style-name="P13"><text:span text:style-name="T64"/></text:p>
      <text:p text:style-name="P13"><text:span text:style-name="T64"/></text:p>
      <text:p text:style-name="P13"><text:span text:style-name="T64"/></text:p>
      <text:p text:style-name="P13"><text:span text:style-name="T64"/></text:p>
      <text:p text:style-name="P13"><text:span text:style-name="T64"/></text:p>
      <text:p text:style-name="P13"><text:span text:style-name="T64"/></text:p>
      <text:p text:style-name="P13"><text:span text:style-name="T64"/></text:p>
      <text:p text:style-name="P14"><text:span text:style-name="T64"/></text:p>
      <text:p text:style-name="P14"><text:span text:style-name="T64"/></text:p>
      <text:p text:style-name="P14"><text:span text:style-name="T64"/></text:p>
      <text:p text:style-name="P15"><text:span text:style-name="T6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